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io_20_de_20_lanzamiento">
      <style:table-properties table:display="true" style:writing-mode="lr-tb"/>
    </style:style>
    <style:style style:name="ta2" style:family="table" style:master-page-name="PageStyle_5f_Dia_20_de_20_la_20_semana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34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none" fo:background-color="#fbbc0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none" fo:background-color="#f1c23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fo:background-color="#9fc5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bd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ad1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io de lanzamient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4" office:value-type="string" calcext:value-type="string">
            <text:p>FECHA:</text:p>
          </table:table-cell>
          <table:table-cell table:style-name="ce6" office:value-type="date" office:date-value="2023-01-01" calcext:value-type="date">
            <text:p>01/01/2023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SEMANA</text:p>
          </table:table-cell>
          <table:table-cell table:style-name="ce8" office:value-type="string" calcext:value-type="string">
            <text:p>FECHA</text:p>
          </table:table-cell>
          <table:table-cell table:style-name="ce2" office:value-type="string" calcext:value-type="string">
            <text:p>EVENTOS</text:p>
          </table:table-cell>
          <table:table-cell table:style-name="ce2" office:value-type="string" calcext:value-type="string">
            <text:p>FESTIVALES</text:p>
          </table:table-cell>
          <table:table-cell table:style-name="ce2" office:value-type="string" calcext:value-type="string">
            <text:p>CONVERSIÓN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3" table:formula="of:=[.C4]" office:value-type="date" office:date-value="2023-01-02" calcext:value-type="date">
            <text:p>January</text:p>
          </table:table-cell>
          <table:table-cell table:style-name="ce5" table:formula="of:=WEEKNUM([.C4];1)" office:value-type="float" office:value="1" calcext:value-type="float">
            <text:p>1</text:p>
          </table:table-cell>
          <table:table-cell table:style-name="ce9" table:formula="of:=DATE(YEAR([.$C$1]);1;8)-WEEKDAY(DATE(YEAR([.$C$1]);1;6))" office:value-type="date" office:date-value="2023-01-02" calcext:value-type="date">
            <text:p>02/01/2023</text:p>
          </table:table-cell>
          <table:table-cell/>
          <table:table-cell table:style-name="ce19" office:value-type="string" calcext:value-type="string">
            <text:p>Steam winter sale</text:p>
          </table:table-cell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5]" office:value-type="date" office:date-value="2023-01-09" calcext:value-type="date">
            <text:p>January</text:p>
          </table:table-cell>
          <table:table-cell table:style-name="ce5" table:formula="of:=WEEKNUM([.C5];1)" office:value-type="float" office:value="2" calcext:value-type="float">
            <text:p>2</text:p>
          </table:table-cell>
          <table:table-cell table:style-name="ce10" table:formula="of:=[.C4]+7" office:value-type="date" office:date-value="2023-01-09" calcext:value-type="date">
            <text:p>09/01/2023</text:p>
          </table:table-cell>
          <table:table-cell table:number-columns-repeated="2"/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6]" office:value-type="date" office:date-value="2023-01-16" calcext:value-type="date">
            <text:p>January</text:p>
          </table:table-cell>
          <table:table-cell table:style-name="ce5" table:formula="of:=WEEKNUM([.C6];1)" office:value-type="float" office:value="3" calcext:value-type="float">
            <text:p>3</text:p>
          </table:table-cell>
          <table:table-cell table:style-name="ce10" table:formula="of:=[.C5]+7" office:value-type="date" office:date-value="2023-01-16" calcext:value-type="date">
            <text:p>16/01/2023</text:p>
          </table:table-cell>
          <table:table-cell/>
          <table:table-cell table:style-name="ce18" office:value-type="string" calcext:value-type="string">
            <text:p>Lunar new year</text:p>
          </table:table-cell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7]" office:value-type="date" office:date-value="2023-01-23" calcext:value-type="date">
            <text:p>January</text:p>
          </table:table-cell>
          <table:table-cell table:style-name="ce5" table:formula="of:=WEEKNUM([.C7];1)" office:value-type="float" office:value="4" calcext:value-type="float">
            <text:p>4</text:p>
          </table:table-cell>
          <table:table-cell table:style-name="ce10" table:formula="of:=[.C6]+7" office:value-type="date" office:date-value="2023-01-23" calcext:value-type="date">
            <text:p>23/01/2023</text:p>
          </table:table-cell>
          <table:table-cell/>
          <table:table-cell table:style-name="ce18" office:value-type="string" calcext:value-type="string">
            <text:p>Lunar new year</text:p>
          </table:table-cell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8]" office:value-type="date" office:date-value="2023-01-30" calcext:value-type="date">
            <text:p>January</text:p>
          </table:table-cell>
          <table:table-cell table:style-name="ce5" table:formula="of:=WEEKNUM([.C8];1)" office:value-type="float" office:value="5" calcext:value-type="float">
            <text:p>5</text:p>
          </table:table-cell>
          <table:table-cell table:style-name="ce10" table:formula="of:=[.C7]+7" office:value-type="date" office:date-value="2023-01-30" calcext:value-type="date">
            <text:p>30/01/2023</text:p>
          </table:table-cell>
          <table:table-cell/>
          <table:table-cell table:style-name="ce18" office:value-type="string" calcext:value-type="string">
            <text:p>Lunar new year</text:p>
          </table:table-cell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9]" office:value-type="date" office:date-value="2023-02-06" calcext:value-type="date">
            <text:p>February</text:p>
          </table:table-cell>
          <table:table-cell table:style-name="ce5" table:formula="of:=WEEKNUM([.C9];1)" office:value-type="float" office:value="6" calcext:value-type="float">
            <text:p>6</text:p>
          </table:table-cell>
          <table:table-cell table:style-name="ce9" table:formula="of:=[.C8]+7" office:value-type="date" office:date-value="2023-02-06" calcext:value-type="date">
            <text:p>06/02/2023</text:p>
          </table:table-cell>
          <table:table-cell/>
          <table:table-cell table:style-name="ce19" office:value-type="string" calcext:value-type="string">
            <text:p>Steam next fest</text:p>
          </table:table-cell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10]" office:value-type="date" office:date-value="2023-02-13" calcext:value-type="date">
            <text:p>February</text:p>
          </table:table-cell>
          <table:table-cell table:style-name="ce5" table:formula="of:=WEEKNUM([.C10];1)" office:value-type="float" office:value="7" calcext:value-type="float">
            <text:p>7</text:p>
          </table:table-cell>
          <table:table-cell table:style-name="ce11" table:formula="of:=[.C9]+7" office:value-type="date" office:date-value="2023-02-13" calcext:value-type="date">
            <text:p>13/02/2023</text:p>
          </table:table-cell>
          <table:table-cell table:number-columns-repeated="2"/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11]" office:value-type="date" office:date-value="2023-02-20" calcext:value-type="date">
            <text:p>February</text:p>
          </table:table-cell>
          <table:table-cell table:style-name="ce5" table:formula="of:=WEEKNUM([.C11];1)" office:value-type="float" office:value="8" calcext:value-type="float">
            <text:p>8</text:p>
          </table:table-cell>
          <table:table-cell table:style-name="ce11" table:formula="of:=[.C10]+7" office:value-type="date" office:date-value="2023-02-20" calcext:value-type="date">
            <text:p>20/02/2023</text:p>
          </table:table-cell>
          <table:table-cell table:number-columns-repeated="2"/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12]" office:value-type="date" office:date-value="2023-02-27" calcext:value-type="date">
            <text:p>February</text:p>
          </table:table-cell>
          <table:table-cell table:style-name="ce5" table:formula="of:=WEEKNUM([.C12];1)" office:value-type="float" office:value="9" calcext:value-type="float">
            <text:p>9</text:p>
          </table:table-cell>
          <table:table-cell table:style-name="ce11" table:formula="of:=[.C11]+7" office:value-type="date" office:date-value="2023-02-27" calcext:value-type="date">
            <text:p>27/02/2023</text:p>
          </table:table-cell>
          <table:table-cell table:number-columns-repeated="2"/>
          <table:table-cell table:style-name="ce20" office:value-type="string" calcext:value-type="string">
            <text:p>Muy bien</text:p>
          </table:table-cell>
          <table:table-cell table:number-columns-repeated="1018"/>
        </table:table-row>
        <table:table-row table:style-name="ro1">
          <table:table-cell table:style-name="ce3" table:formula="of:=[.C13]" office:value-type="date" office:date-value="2023-03-06" calcext:value-type="date">
            <text:p>March</text:p>
          </table:table-cell>
          <table:table-cell table:style-name="ce5" table:formula="of:=WEEKNUM([.C13];1)" office:value-type="float" office:value="10" calcext:value-type="float">
            <text:p>10</text:p>
          </table:table-cell>
          <table:table-cell table:style-name="ce12" table:formula="of:=[.C12]+7" office:value-type="date" office:date-value="2023-03-06" calcext:value-type="date">
            <text:p>06/03/2023</text:p>
          </table:table-cell>
          <table:table-cell table:number-columns-repeated="2"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14]" office:value-type="date" office:date-value="2023-03-13" calcext:value-type="date">
            <text:p>March</text:p>
          </table:table-cell>
          <table:table-cell table:style-name="ce5" table:formula="of:=WEEKNUM([.C14];1)" office:value-type="float" office:value="11" calcext:value-type="float">
            <text:p>11</text:p>
          </table:table-cell>
          <table:table-cell table:style-name="ce9" table:formula="of:=[.C13]+7" office:value-type="date" office:date-value="2023-03-13" calcext:value-type="date">
            <text:p>13/03/2023</text:p>
          </table:table-cell>
          <table:table-cell/>
          <table:table-cell table:style-name="ce19" office:value-type="string" calcext:value-type="string">
            <text:p>Steam spring sale</text:p>
          </table:table-cell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15]" office:value-type="date" office:date-value="2023-03-20" calcext:value-type="date">
            <text:p>March</text:p>
          </table:table-cell>
          <table:table-cell table:style-name="ce5" table:formula="of:=WEEKNUM([.C15];1)" office:value-type="float" office:value="12" calcext:value-type="float">
            <text:p>12</text:p>
          </table:table-cell>
          <table:table-cell table:style-name="ce9" table:formula="of:=[.C14]+7" office:value-type="date" office:date-value="2023-03-20" calcext:value-type="date">
            <text:p>20/03/2023</text:p>
          </table:table-cell>
          <table:table-cell table:style-name="ce18" office:value-type="string" calcext:value-type="string">
            <text:p>GDC+FGS+PAX</text:p>
          </table:table-cell>
          <table:table-cell table:style-name="ce19" office:value-type="string" calcext:value-type="string">
            <text:p>Steam spring sale</text:p>
          </table:table-cell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16]" office:value-type="date" office:date-value="2023-03-27" calcext:value-type="date">
            <text:p>March</text:p>
          </table:table-cell>
          <table:table-cell table:style-name="ce5" table:formula="of:=WEEKNUM([.C16];1)" office:value-type="float" office:value="13" calcext:value-type="float">
            <text:p>13</text:p>
          </table:table-cell>
          <table:table-cell table:style-name="ce13" table:formula="of:=[.C15]+7" office:value-type="date" office:date-value="2023-03-27" calcext:value-type="date">
            <text:p>27/03/2023</text:p>
          </table:table-cell>
          <table:table-cell table:style-name="ce18" office:value-type="string" calcext:value-type="string">
            <text:p>GDC</text:p>
          </table:table-cell>
          <table:table-cell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17]" office:value-type="date" office:date-value="2023-04-03" calcext:value-type="date">
            <text:p>April</text:p>
          </table:table-cell>
          <table:table-cell table:style-name="ce5" table:formula="of:=WEEKNUM([.C17];1)" office:value-type="float" office:value="14" calcext:value-type="float">
            <text:p>14</text:p>
          </table:table-cell>
          <table:table-cell table:style-name="ce13" table:formula="of:=[.C16]+7" office:value-type="date" office:date-value="2023-04-03" calcext:value-type="date">
            <text:p>03/04/2023</text:p>
          </table:table-cell>
          <table:table-cell table:number-columns-repeated="2"/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18]" office:value-type="date" office:date-value="2023-04-10" calcext:value-type="date">
            <text:p>April</text:p>
          </table:table-cell>
          <table:table-cell table:style-name="ce5" table:formula="of:=WEEKNUM([.C18];1)" office:value-type="float" office:value="15" calcext:value-type="float">
            <text:p>15</text:p>
          </table:table-cell>
          <table:table-cell table:style-name="ce14" table:formula="of:=[.C17]+7" office:value-type="date" office:date-value="2023-04-10" calcext:value-type="date">
            <text:p>10/04/2023</text:p>
          </table:table-cell>
          <table:table-cell table:number-columns-repeated="2"/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19]" office:value-type="date" office:date-value="2023-04-17" calcext:value-type="date">
            <text:p>April</text:p>
          </table:table-cell>
          <table:table-cell table:style-name="ce5" table:formula="of:=WEEKNUM([.C19];1)" office:value-type="float" office:value="16" calcext:value-type="float">
            <text:p>16</text:p>
          </table:table-cell>
          <table:table-cell table:style-name="ce14" table:formula="of:=[.C18]+7" office:value-type="date" office:date-value="2023-04-17" calcext:value-type="date">
            <text:p>17/04/2023</text:p>
          </table:table-cell>
          <table:table-cell table:number-columns-repeated="2"/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20]" office:value-type="date" office:date-value="2023-04-24" calcext:value-type="date">
            <text:p>April</text:p>
          </table:table-cell>
          <table:table-cell table:style-name="ce5" table:formula="of:=WEEKNUM([.C20];1)" office:value-type="float" office:value="17" calcext:value-type="float">
            <text:p>17</text:p>
          </table:table-cell>
          <table:table-cell table:style-name="ce14" table:formula="of:=[.C19]+7" office:value-type="date" office:date-value="2023-04-24" calcext:value-type="date">
            <text:p>24/04/2023</text:p>
          </table:table-cell>
          <table:table-cell table:number-columns-repeated="2"/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21]" office:value-type="date" office:date-value="2023-05-01" calcext:value-type="date">
            <text:p>May</text:p>
          </table:table-cell>
          <table:table-cell table:style-name="ce5" table:formula="of:=WEEKNUM([.C21];1)" office:value-type="float" office:value="18" calcext:value-type="float">
            <text:p>18</text:p>
          </table:table-cell>
          <table:table-cell table:style-name="ce15" table:formula="of:=[.C20]+7" office:value-type="date" office:date-value="2023-05-01" calcext:value-type="date">
            <text:p>01/05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22]" office:value-type="date" office:date-value="2023-05-08" calcext:value-type="date">
            <text:p>May</text:p>
          </table:table-cell>
          <table:table-cell table:style-name="ce5" table:formula="of:=WEEKNUM([.C22];1)" office:value-type="float" office:value="19" calcext:value-type="float">
            <text:p>19</text:p>
          </table:table-cell>
          <table:table-cell table:style-name="ce15" table:formula="of:=[.C21]+7" office:value-type="date" office:date-value="2023-05-08" calcext:value-type="date">
            <text:p>08/05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23]" office:value-type="date" office:date-value="2023-05-15" calcext:value-type="date">
            <text:p>May</text:p>
          </table:table-cell>
          <table:table-cell table:style-name="ce5" table:formula="of:=WEEKNUM([.C23];1)" office:value-type="float" office:value="20" calcext:value-type="float">
            <text:p>20</text:p>
          </table:table-cell>
          <table:table-cell table:style-name="ce13" table:formula="of:=[.C22]+7" office:value-type="date" office:date-value="2023-05-15" calcext:value-type="date">
            <text:p>15/05/2023</text:p>
          </table:table-cell>
          <table:table-cell/>
          <table:table-cell table:style-name="ce18" office:value-type="string" calcext:value-type="string">
            <text:p>Megaofertas Epic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24]" office:value-type="date" office:date-value="2023-05-22" calcext:value-type="date">
            <text:p>May</text:p>
          </table:table-cell>
          <table:table-cell table:style-name="ce5" table:formula="of:=WEEKNUM([.C24];1)" office:value-type="float" office:value="21" calcext:value-type="float">
            <text:p>21</text:p>
          </table:table-cell>
          <table:table-cell table:style-name="ce13" table:formula="of:=[.C23]+7" office:value-type="date" office:date-value="2023-05-22" calcext:value-type="date">
            <text:p>22/05/2023</text:p>
          </table:table-cell>
          <table:table-cell table:style-name="ce18" office:value-type="string" calcext:value-type="string">
            <text:p>PlayStation Showcase</text:p>
          </table:table-cell>
          <table:table-cell table:style-name="ce18" office:value-type="string" calcext:value-type="string">
            <text:p>Megaofertas Epic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25]" office:value-type="date" office:date-value="2023-05-29" calcext:value-type="date">
            <text:p>May</text:p>
          </table:table-cell>
          <table:table-cell table:style-name="ce5" table:formula="of:=WEEKNUM([.C25];1)" office:value-type="float" office:value="22" calcext:value-type="float">
            <text:p>22</text:p>
          </table:table-cell>
          <table:table-cell table:style-name="ce13" table:formula="of:=[.C24]+7" office:value-type="date" office:date-value="2023-05-29" calcext:value-type="date">
            <text:p>29/05/2023</text:p>
          </table:table-cell>
          <table:table-cell/>
          <table:table-cell table:style-name="ce18" office:value-type="string" calcext:value-type="string">
            <text:p>Megaofertas Epic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26]" office:value-type="date" office:date-value="2023-06-05" calcext:value-type="date">
            <text:p>June</text:p>
          </table:table-cell>
          <table:table-cell table:style-name="ce5" table:formula="of:=WEEKNUM([.C26];1)" office:value-type="float" office:value="23" calcext:value-type="float">
            <text:p>23</text:p>
          </table:table-cell>
          <table:table-cell table:style-name="ce13" table:formula="of:=[.C25]+7" office:value-type="date" office:date-value="2023-06-05" calcext:value-type="date">
            <text:p>05/06/2023</text:p>
          </table:table-cell>
          <table:table-cell table:style-name="ce18" office:value-type="string" calcext:value-type="string">
            <text:p>FGS-Tribeca Festival-Summer Game Fest</text:p>
          </table:table-cell>
          <table:table-cell table:style-name="ce18" office:value-type="string" calcext:value-type="string">
            <text:p>Megaofertas Epic</text:p>
          </table:table-cell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27]" office:value-type="date" office:date-value="2023-06-12" calcext:value-type="date">
            <text:p>June</text:p>
          </table:table-cell>
          <table:table-cell table:style-name="ce5" table:formula="of:=WEEKNUM([.C27];1)" office:value-type="float" office:value="24" calcext:value-type="float">
            <text:p>24</text:p>
          </table:table-cell>
          <table:table-cell table:style-name="ce13" table:formula="of:=[.C26]+7" office:value-type="date" office:date-value="2023-06-12" calcext:value-type="date">
            <text:p>12/06/2023</text:p>
          </table:table-cell>
          <table:table-cell table:style-name="ce18" office:value-type="string" calcext:value-type="string">
            <text:p>FGS-Tribeca Festival</text:p>
          </table:table-cell>
          <table:table-cell table:style-name="ce18" office:value-type="string" calcext:value-type="string">
            <text:p>Megaofertas Epic</text:p>
          </table:table-cell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28]" office:value-type="date" office:date-value="2023-06-19" calcext:value-type="date">
            <text:p>June</text:p>
          </table:table-cell>
          <table:table-cell table:style-name="ce5" table:formula="of:=WEEKNUM([.C28];1)" office:value-type="float" office:value="25" calcext:value-type="float">
            <text:p>25</text:p>
          </table:table-cell>
          <table:table-cell table:style-name="ce9" table:formula="of:=[.C27]+7" office:value-type="date" office:date-value="2023-06-19" calcext:value-type="date">
            <text:p>19/06/2023</text:p>
          </table:table-cell>
          <table:table-cell table:style-name="ce18" office:value-type="string" calcext:value-type="string">
            <text:p>Tribeca Festival</text:p>
          </table:table-cell>
          <table:table-cell table:style-name="ce19" office:value-type="string" calcext:value-type="string">
            <text:p>Steam next fest</text:p>
          </table:table-cell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29]" office:value-type="date" office:date-value="2023-06-26" calcext:value-type="date">
            <text:p>June</text:p>
          </table:table-cell>
          <table:table-cell table:style-name="ce5" table:formula="of:=WEEKNUM([.C29];1)" office:value-type="float" office:value="26" calcext:value-type="float">
            <text:p>26</text:p>
          </table:table-cell>
          <table:table-cell table:style-name="ce9" table:formula="of:=[.C28]+7" office:value-type="date" office:date-value="2023-06-26" calcext:value-type="date">
            <text:p>26/06/2023</text:p>
          </table:table-cell>
          <table:table-cell/>
          <table:table-cell table:style-name="ce19" office:value-type="string" calcext:value-type="string">
            <text:p>Steam summer sale</text:p>
          </table:table-cell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30]" office:value-type="date" office:date-value="2023-07-03" calcext:value-type="date">
            <text:p>July</text:p>
          </table:table-cell>
          <table:table-cell table:style-name="ce5" table:formula="of:=WEEKNUM([.C30];1)" office:value-type="float" office:value="27" calcext:value-type="float">
            <text:p>27</text:p>
          </table:table-cell>
          <table:table-cell table:style-name="ce9" table:formula="of:=[.C29]+7" office:value-type="date" office:date-value="2023-07-03" calcext:value-type="date">
            <text:p>03/07/2023</text:p>
          </table:table-cell>
          <table:table-cell/>
          <table:table-cell table:style-name="ce19" office:value-type="string" calcext:value-type="string">
            <text:p>Steam summer sale</text:p>
          </table:table-cell>
          <table:table-cell table:style-name="ce22" office:value-type="string" calcext:value-type="string">
            <text:p>Bien</text:p>
          </table:table-cell>
          <table:table-cell table:number-columns-repeated="1018"/>
        </table:table-row>
        <table:table-row table:style-name="ro1">
          <table:table-cell table:style-name="ce3" table:formula="of:=[.C31]" office:value-type="date" office:date-value="2023-07-10" calcext:value-type="date">
            <text:p>July</text:p>
          </table:table-cell>
          <table:table-cell table:style-name="ce5" table:formula="of:=WEEKNUM([.C31];1)" office:value-type="float" office:value="28" calcext:value-type="float">
            <text:p>28</text:p>
          </table:table-cell>
          <table:table-cell table:style-name="ce10" table:formula="of:=[.C30]+7" office:value-type="date" office:date-value="2023-07-10" calcext:value-type="date">
            <text:p>10/07/2023</text:p>
          </table:table-cell>
          <table:table-cell table:number-columns-repeated="1021"/>
        </table:table-row>
        <table:table-row table:style-name="ro1">
          <table:table-cell table:style-name="ce3" table:formula="of:=[.C32]" office:value-type="date" office:date-value="2023-07-17" calcext:value-type="date">
            <text:p>July</text:p>
          </table:table-cell>
          <table:table-cell table:style-name="ce5" table:formula="of:=WEEKNUM([.C32];1)" office:value-type="float" office:value="29" calcext:value-type="float">
            <text:p>29</text:p>
          </table:table-cell>
          <table:table-cell table:style-name="ce10" table:formula="of:=[.C31]+7" office:value-type="date" office:date-value="2023-07-17" calcext:value-type="date">
            <text:p>17/07/2023</text:p>
          </table:table-cell>
          <table:table-cell table:number-columns-repeated="1021"/>
        </table:table-row>
        <table:table-row table:style-name="ro1">
          <table:table-cell table:style-name="ce3" table:formula="of:=[.C33]" office:value-type="date" office:date-value="2023-07-24" calcext:value-type="date">
            <text:p>July</text:p>
          </table:table-cell>
          <table:table-cell table:style-name="ce5" table:formula="of:=WEEKNUM([.C33];1)" office:value-type="float" office:value="30" calcext:value-type="float">
            <text:p>30</text:p>
          </table:table-cell>
          <table:table-cell table:style-name="ce16" table:formula="of:=[.C32]+7" office:value-type="date" office:date-value="2023-07-24" calcext:value-type="date">
            <text:p>24/07/2023</text:p>
          </table:table-cell>
          <table:table-cell table:number-columns-repeated="1021"/>
        </table:table-row>
        <table:table-row table:style-name="ro1">
          <table:table-cell table:style-name="ce3" table:formula="of:=[.C34]" office:value-type="date" office:date-value="2023-07-31" calcext:value-type="date">
            <text:p>July</text:p>
          </table:table-cell>
          <table:table-cell table:style-name="ce5" table:formula="of:=WEEKNUM([.C34];1)" office:value-type="float" office:value="31" calcext:value-type="float">
            <text:p>31</text:p>
          </table:table-cell>
          <table:table-cell table:style-name="ce16" table:formula="of:=[.C33]+7" office:value-type="date" office:date-value="2023-07-31" calcext:value-type="date">
            <text:p>31/07/2023</text:p>
          </table:table-cell>
          <table:table-cell table:number-columns-repeated="1021"/>
        </table:table-row>
        <table:table-row table:style-name="ro1">
          <table:table-cell table:style-name="ce3" table:formula="of:=[.C35]" office:value-type="date" office:date-value="2023-08-07" calcext:value-type="date">
            <text:p>August</text:p>
          </table:table-cell>
          <table:table-cell table:style-name="ce5" table:formula="of:=WEEKNUM([.C35];1)" office:value-type="float" office:value="32" calcext:value-type="float">
            <text:p>32</text:p>
          </table:table-cell>
          <table:table-cell table:style-name="ce16" table:formula="of:=[.C34]+7" office:value-type="date" office:date-value="2023-08-07" calcext:value-type="date">
            <text:p>07/08/2023</text:p>
          </table:table-cell>
          <table:table-cell table:number-columns-repeated="1021"/>
        </table:table-row>
        <table:table-row table:style-name="ro1">
          <table:table-cell table:style-name="ce3" table:formula="of:=[.C36]" office:value-type="date" office:date-value="2023-08-14" calcext:value-type="date">
            <text:p>August</text:p>
          </table:table-cell>
          <table:table-cell table:style-name="ce5" table:formula="of:=WEEKNUM([.C36];1)" office:value-type="float" office:value="33" calcext:value-type="float">
            <text:p>33</text:p>
          </table:table-cell>
          <table:table-cell table:style-name="ce13" table:formula="of:=[.C35]+7" office:value-type="date" office:date-value="2023-08-14" calcext:value-type="date">
            <text:p>14/08/2023</text:p>
          </table:table-cell>
          <table:table-cell table:number-columns-repeated="1021"/>
        </table:table-row>
        <table:table-row table:style-name="ro1">
          <table:table-cell table:style-name="ce3" table:formula="of:=[.C37]" office:value-type="date" office:date-value="2023-08-21" calcext:value-type="date">
            <text:p>August</text:p>
          </table:table-cell>
          <table:table-cell table:style-name="ce5" table:formula="of:=WEEKNUM([.C37];1)" office:value-type="float" office:value="34" calcext:value-type="float">
            <text:p>34</text:p>
          </table:table-cell>
          <table:table-cell table:style-name="ce13" table:formula="of:=[.C36]+7" office:value-type="date" office:date-value="2023-08-21" calcext:value-type="date">
            <text:p>21/08/2023</text:p>
          </table:table-cell>
          <table:table-cell table:style-name="ce18" office:value-type="string" calcext:value-type="string">
            <text:p>FGS-Gamescom</text:p>
          </table:table-cell>
          <table:table-cell table:number-columns-repeated="1020"/>
        </table:table-row>
        <table:table-row table:style-name="ro1">
          <table:table-cell table:style-name="ce3" table:formula="of:=[.C38]" office:value-type="date" office:date-value="2023-08-28" calcext:value-type="date">
            <text:p>August</text:p>
          </table:table-cell>
          <table:table-cell table:style-name="ce5" table:formula="of:=WEEKNUM([.C38];1)" office:value-type="float" office:value="35" calcext:value-type="float">
            <text:p>35</text:p>
          </table:table-cell>
          <table:table-cell table:style-name="ce13" table:formula="of:=[.C37]+7" office:value-type="date" office:date-value="2023-08-28" calcext:value-type="date">
            <text:p>28/08/2023</text:p>
          </table:table-cell>
          <table:table-cell table:style-name="ce18" office:value-type="string" calcext:value-type="string">
            <text:p>PAX West-Gamescom</text:p>
          </table:table-cell>
          <table:table-cell table:number-columns-repeated="1020"/>
        </table:table-row>
        <table:table-row table:style-name="ro1">
          <table:table-cell table:style-name="ce3" table:formula="of:=[.C39]" office:value-type="date" office:date-value="2023-09-04" calcext:value-type="date">
            <text:p>September</text:p>
          </table:table-cell>
          <table:table-cell table:style-name="ce5" table:formula="of:=WEEKNUM([.C39];1)" office:value-type="float" office:value="36" calcext:value-type="float">
            <text:p>36</text:p>
          </table:table-cell>
          <table:table-cell table:style-name="ce13" table:formula="of:=[.C38]+7" office:value-type="date" office:date-value="2023-09-04" calcext:value-type="date">
            <text:p>04/09/2023</text:p>
          </table:table-cell>
          <table:table-cell table:style-name="ce18" office:value-type="string" calcext:value-type="string">
            <text:p>PAX West</text:p>
          </table:table-cell>
          <table:table-cell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40]" office:value-type="date" office:date-value="2023-09-11" calcext:value-type="date">
            <text:p>September</text:p>
          </table:table-cell>
          <table:table-cell table:style-name="ce5" table:formula="of:=WEEKNUM([.C40];1)" office:value-type="float" office:value="37" calcext:value-type="float">
            <text:p>37</text:p>
          </table:table-cell>
          <table:table-cell table:style-name="ce13" table:formula="of:=[.C39]+7" office:value-type="date" office:date-value="2023-09-11" calcext:value-type="date">
            <text:p>11/09/2023</text:p>
          </table:table-cell>
          <table:table-cell table:number-columns-repeated="2"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41]" office:value-type="date" office:date-value="2023-09-18" calcext:value-type="date">
            <text:p>September</text:p>
          </table:table-cell>
          <table:table-cell table:style-name="ce5" table:formula="of:=WEEKNUM([.C41];1)" office:value-type="float" office:value="38" calcext:value-type="float">
            <text:p>38</text:p>
          </table:table-cell>
          <table:table-cell table:style-name="ce13" table:formula="of:=[.C40]+7" office:value-type="date" office:date-value="2023-09-18" calcext:value-type="date">
            <text:p>18/09/2023</text:p>
          </table:table-cell>
          <table:table-cell table:style-name="ce18" office:value-type="string" calcext:value-type="string">
            <text:p>Tokyo Game Show</text:p>
          </table:table-cell>
          <table:table-cell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42]" office:value-type="date" office:date-value="2023-09-25" calcext:value-type="date">
            <text:p>September</text:p>
          </table:table-cell>
          <table:table-cell table:style-name="ce5" table:formula="of:=WEEKNUM([.C42];1)" office:value-type="float" office:value="39" calcext:value-type="float">
            <text:p>39</text:p>
          </table:table-cell>
          <table:table-cell table:style-name="ce13" table:formula="of:=[.C41]+7" office:value-type="date" office:date-value="2023-09-25" calcext:value-type="date">
            <text:p>25/09/2023</text:p>
          </table:table-cell>
          <table:table-cell table:number-columns-repeated="2"/>
          <table:table-cell table:style-name="ce21" office:value-type="string" calcext:value-type="string">
            <text:p>Casi bien</text:p>
          </table:table-cell>
          <table:table-cell table:number-columns-repeated="1018"/>
        </table:table-row>
        <table:table-row table:style-name="ro1">
          <table:table-cell table:style-name="ce3" table:formula="of:=[.C43]" office:value-type="date" office:date-value="2023-10-02" calcext:value-type="date">
            <text:p>October</text:p>
          </table:table-cell>
          <table:table-cell table:style-name="ce5" table:formula="of:=WEEKNUM([.C43];1)" office:value-type="float" office:value="40" calcext:value-type="float">
            <text:p>40</text:p>
          </table:table-cell>
          <table:table-cell table:style-name="ce15" table:formula="of:=[.C42]+7" office:value-type="date" office:date-value="2023-10-02" calcext:value-type="date">
            <text:p>02/10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4]" office:value-type="date" office:date-value="2023-10-09" calcext:value-type="date">
            <text:p>October</text:p>
          </table:table-cell>
          <table:table-cell table:style-name="ce5" table:formula="of:=WEEKNUM([.C44];1)" office:value-type="float" office:value="41" calcext:value-type="float">
            <text:p>41</text:p>
          </table:table-cell>
          <table:table-cell table:style-name="ce9" table:formula="of:=[.C43]+7" office:value-type="date" office:date-value="2023-10-09" calcext:value-type="date">
            <text:p>09/10/2023</text:p>
          </table:table-cell>
          <table:table-cell/>
          <table:table-cell table:style-name="ce19" office:value-type="string" calcext:value-type="string">
            <text:p>Steam next fest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5]" office:value-type="date" office:date-value="2023-10-16" calcext:value-type="date">
            <text:p>October</text:p>
          </table:table-cell>
          <table:table-cell table:style-name="ce5" table:formula="of:=WEEKNUM([.C45];1)" office:value-type="float" office:value="42" calcext:value-type="float">
            <text:p>42</text:p>
          </table:table-cell>
          <table:table-cell table:style-name="ce10" table:formula="of:=[.C44]+7" office:value-type="date" office:date-value="2023-10-16" calcext:value-type="date">
            <text:p>16/10/2023</text:p>
          </table:table-cell>
          <table:table-cell/>
          <table:table-cell table:style-name="ce18" office:value-type="string" calcext:value-type="string">
            <text:p>Ofertas Halloween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6]" office:value-type="date" office:date-value="2023-10-23" calcext:value-type="date">
            <text:p>October</text:p>
          </table:table-cell>
          <table:table-cell table:style-name="ce5" table:formula="of:=WEEKNUM([.C46];1)" office:value-type="float" office:value="43" calcext:value-type="float">
            <text:p>43</text:p>
          </table:table-cell>
          <table:table-cell table:style-name="ce13" table:formula="of:=[.C45]+7" office:value-type="date" office:date-value="2023-10-23" calcext:value-type="date">
            <text:p>23/10/2023</text:p>
          </table:table-cell>
          <table:table-cell/>
          <table:table-cell table:style-name="ce18" office:value-type="string" calcext:value-type="string">
            <text:p>Ofertas Halloween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7]" office:value-type="date" office:date-value="2023-10-30" calcext:value-type="date">
            <text:p>October</text:p>
          </table:table-cell>
          <table:table-cell table:style-name="ce5" table:formula="of:=WEEKNUM([.C47];1)" office:value-type="float" office:value="44" calcext:value-type="float">
            <text:p>44</text:p>
          </table:table-cell>
          <table:table-cell table:style-name="ce13" table:formula="of:=[.C46]+7" office:value-type="date" office:date-value="2023-10-30" calcext:value-type="date">
            <text:p>30/10/2023</text:p>
          </table:table-cell>
          <table:table-cell table:style-name="ce18" office:value-type="string" calcext:value-type="string">
            <text:p>BlizzCon</text:p>
          </table:table-cell>
          <table:table-cell table:style-name="ce18" office:value-type="string" calcext:value-type="string">
            <text:p>Ofertas Halloween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8]" office:value-type="date" office:date-value="2023-11-06" calcext:value-type="date">
            <text:p>November</text:p>
          </table:table-cell>
          <table:table-cell table:style-name="ce5" table:formula="of:=WEEKNUM([.C48];1)" office:value-type="float" office:value="45" calcext:value-type="float">
            <text:p>45</text:p>
          </table:table-cell>
          <table:table-cell table:style-name="ce13" table:formula="of:=[.C47]+7" office:value-type="date" office:date-value="2023-11-06" calcext:value-type="date">
            <text:p>06/11/2023</text:p>
          </table:table-cell>
          <table:table-cell/>
          <table:table-cell table:style-name="ce18" office:value-type="string" calcext:value-type="string">
            <text:p>Single's day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49]" office:value-type="date" office:date-value="2023-11-13" calcext:value-type="date">
            <text:p>November</text:p>
          </table:table-cell>
          <table:table-cell table:style-name="ce5" table:formula="of:=WEEKNUM([.C49];1)" office:value-type="float" office:value="46" calcext:value-type="float">
            <text:p>46</text:p>
          </table:table-cell>
          <table:table-cell table:style-name="ce15" table:formula="of:=[.C48]+7" office:value-type="date" office:date-value="2023-11-13" calcext:value-type="date">
            <text:p>13/11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0]" office:value-type="date" office:date-value="2023-11-20" calcext:value-type="date">
            <text:p>November</text:p>
          </table:table-cell>
          <table:table-cell table:style-name="ce5" table:formula="of:=WEEKNUM([.C50];1)" office:value-type="float" office:value="47" calcext:value-type="float">
            <text:p>47</text:p>
          </table:table-cell>
          <table:table-cell table:style-name="ce9" table:formula="of:=[.C49]+7" office:value-type="date" office:date-value="2023-11-20" calcext:value-type="date">
            <text:p>20/11/2023</text:p>
          </table:table-cell>
          <table:table-cell/>
          <table:table-cell table:style-name="ce19" office:value-type="string" calcext:value-type="string">
            <text:p>Steam autumn sale + Black Friday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1]" office:value-type="date" office:date-value="2023-11-27" calcext:value-type="date">
            <text:p>November</text:p>
          </table:table-cell>
          <table:table-cell table:style-name="ce5" table:formula="of:=WEEKNUM([.C51];1)" office:value-type="float" office:value="48" calcext:value-type="float">
            <text:p>48</text:p>
          </table:table-cell>
          <table:table-cell table:style-name="ce9" table:formula="of:=[.C50]+7" office:value-type="date" office:date-value="2023-11-27" calcext:value-type="date">
            <text:p>27/11/2023</text:p>
          </table:table-cell>
          <table:table-cell/>
          <table:table-cell table:style-name="ce19" office:value-type="string" calcext:value-type="string">
            <text:p>Steam autumn sale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2]" office:value-type="date" office:date-value="2023-12-04" calcext:value-type="date">
            <text:p>December</text:p>
          </table:table-cell>
          <table:table-cell table:style-name="ce5" table:formula="of:=WEEKNUM([.C52];1)" office:value-type="float" office:value="49" calcext:value-type="float">
            <text:p>49</text:p>
          </table:table-cell>
          <table:table-cell table:style-name="ce13" table:formula="of:=[.C51]+7" office:value-type="date" office:date-value="2023-12-04" calcext:value-type="date">
            <text:p>04/12/2023</text:p>
          </table:table-cell>
          <table:table-cell table:style-name="ce18" office:value-type="string" calcext:value-type="string">
            <text:p>The Game Awards</text:p>
          </table:table-cell>
          <table:table-cell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3]" office:value-type="date" office:date-value="2023-12-11" calcext:value-type="date">
            <text:p>December</text:p>
          </table:table-cell>
          <table:table-cell table:style-name="ce5" table:formula="of:=WEEKNUM([.C53];1)" office:value-type="float" office:value="50" calcext:value-type="float">
            <text:p>50</text:p>
          </table:table-cell>
          <table:table-cell table:style-name="ce13" table:formula="of:=[.C52]+7" office:value-type="date" office:date-value="2023-12-11" calcext:value-type="date">
            <text:p>11/12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4]" office:value-type="date" office:date-value="2023-12-18" calcext:value-type="date">
            <text:p>December</text:p>
          </table:table-cell>
          <table:table-cell table:style-name="ce5" table:formula="of:=WEEKNUM([.C54];1)" office:value-type="float" office:value="51" calcext:value-type="float">
            <text:p>51</text:p>
          </table:table-cell>
          <table:table-cell table:style-name="ce15" table:formula="of:=[.C53]+7" office:value-type="date" office:date-value="2023-12-18" calcext:value-type="date">
            <text:p>18/12/2023</text:p>
          </table:table-cell>
          <table:table-cell table:number-columns-repeated="2"/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style-name="ce3" table:formula="of:=[.C55]" office:value-type="date" office:date-value="2023-12-25" calcext:value-type="date">
            <text:p>December</text:p>
          </table:table-cell>
          <table:table-cell table:style-name="ce5" table:formula="of:=WEEKNUM([.C55];1)" office:value-type="float" office:value="52" calcext:value-type="float">
            <text:p>52</text:p>
          </table:table-cell>
          <table:table-cell table:style-name="ce9" table:formula="of:=[.C54]+7" office:value-type="date" office:date-value="2023-12-25" calcext:value-type="date">
            <text:p>25/12/2023</text:p>
          </table:table-cell>
          <table:table-cell/>
          <table:table-cell table:style-name="ce19" office:value-type="string" calcext:value-type="string">
            <text:p>Steam winter sale</text:p>
          </table:table-cell>
          <table:table-cell table:style-name="ce19" office:value-type="string" calcext:value-type="string">
            <text:p>M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947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 de la semana" table:style-name="ta2">
        <table:table-column table:style-name="co1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LUNES</text:p>
          </table:table-cell>
          <table:table-cell table:style-name="ce25"/>
          <table:table-cell table:style-name="ce1" office:value-type="string" calcext:value-type="string">
            <text:p>Dia con menos lanzamientos + Posibilidad de ser visible todo el fin de semana en Proximos lanzamientos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MARTES</text:p>
          </table:table-cell>
          <table:table-cell table:style-name="ce26"/>
          <table:table-cell table:style-name="ce1" office:value-type="string" calcext:value-type="string">
            <text:p>Posible mantenimiento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MIERCOLES</text:p>
          </table:table-cell>
          <table:table-cell table:style-name="ce27"/>
          <table:table-cell table:style-name="ce1" office:value-type="string" calcext:value-type="string">
            <text:p>meh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JUEVES</text:p>
          </table:table-cell>
          <table:table-cell table:style-name="ce28"/>
          <table:table-cell table:style-name="ce1" office:value-type="string" calcext:value-type="string">
            <text:p>Dias con más lanzamientos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VIERNES</text:p>
          </table:table-cell>
          <table:table-cell table:style-name="ce28"/>
          <table:table-cell table:style-name="ce1" office:value-type="string" calcext:value-type="string">
            <text:p>Dias con más lanzamientos, aunque si el juego empieza bien, podría salir en las listas de tendencias todo el finde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SABADO</text:p>
          </table:table-cell>
          <table:table-cell table:style-name="ce26"/>
          <table:table-cell table:style-name="ce1" office:value-type="string" calcext:value-type="string">
            <text:p>Steam no permite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DOMINGO</text:p>
          </table:table-cell>
          <table:table-cell table:style-name="ce26"/>
          <table:table-cell table:style-name="ce1" office:value-type="string" calcext:value-type="string">
            <text:p>Steam no permite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io_20_de_20_lanzamiento" style:display-name="PageStyle_Calendario de lanzami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de_20_la_20_semana" style:display-name="PageStyle_Dia de la sema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7" meta:object-count="0"/>
    <meta:generator>LibreOfficeDev/6.0.5.2$Linux_X86_64 LibreOffice_project/</meta:generator>
  </office:meta>
</office:document-meta>
</file>